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erAspectChain.RendererAspectChain( Class aClass , List aspects , List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ndererAspectChain.addAspect( Object aspect , Properties config ,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ndererAspectChain.getConfiguration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